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style>
    <style:style style:name="P2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1" fo:font-size="10pt" style:font-size-asian="10pt" style:font-name-complex="Liberation Serif1"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544095761" text:style-name="L1">
        <text:list-item>
          <text:p text:style-name="P17">millimoles, </text:p>
        </text:list-item>
        <text:list-item>
          <text:p text:style-name="P17">milliEquivalents, </text:p>
        </text:list-item>
        <text:list-item>
          <text:p text:style-name="P17">millicuries, and </text:p>
        </text:list-item>
        <text:list-item>
          <text:p text:style-name="P17">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68271815" text:style-name="L2">
        <text:list-item>
          <text:p text:style-name="P18">Salt - NaCl</text:p>
        </text:list-item>
      </text:list>
      <text:p text:style-name="P9"/>
      <text:list xml:id="list201259070" text:continue-numbering="true" text:style-name="L2">
        <text:list-item>
          <text:p text:style-name="P18">Dextrose - C<text:span text:style-name="T7">6</text:span>H<text:span text:style-name="T7">12</text:span>O<text:span text:style-name="T7">6</text:span></text:p>
        </text:list-item>
      </text:list>
      <text:p text:style-name="P9"/>
      <text:list xml:id="list1361603370" text:continue-numbering="true" text:style-name="L2">
        <text:list-item>
          <text:p text:style-name="P18">Dibasic sodium phosphate - Na<text:span text:style-name="T7">2</text:span>HPO<text:span text:style-name="T7">4</text:span></text:p>
        </text:list-item>
      </text:list>
      <text:p text:style-name="P9"/>
      <text:list xml:id="list679349310" text:continue-numbering="true" text:style-name="L2">
        <text:list-item>
          <text:p text:style-name="P18">Calcium hydroxide - Ca(OH)<text:span text:style-name="T7">2</text:span></text:p>
        </text:list-item>
      </text:list>
      <text:p text:style-name="P9"/>
      <text:p text:style-name="P9"><draw:frame text:anchor-type="paragraph" draw:z-index="3" draw:style-name="gr1" draw:text-style-name="P23" svg:width="-6.915in" svg:height="-0.3906in" svg:x="6.9165in" svg:y="0.5311in"><draw:text-box><text:p><text:span text:style-name="T9">1) 1 sodium, 1 chloride</text:span><text:span text:style-name="T10"> <text:s text:c="3"/>2) 6 carbon, 12 hydrogen, 6 oxygen <text:s text:c="3"/></text:span></text:p><text:p><text:span text:style-name="T10">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Let's look at an example problem with dibasic sodium phosphate (Na<text:span text:style-name="T7">2</text:span>HPO<text:span text:style-name="T7">4</text:span>).</text:p>
      <text:p text:style-name="P9"/>
      <text:p text:style-name="P11">Example:</text:p>
      <text:p text:style-name="P11"/>
      <text:p text:style-name="P12">A patient needs an infusion with 15 mMol of dibasic sodium phosphate (Na<text:span text:style-name="T7">2</text:span>HPO<text:span text:style-name="T7">4</text:span>) in 150 mL of NS. How many milligrams of dibasic sodium phosphate do you need to make this infusion?</text:p>
      <text:p text:style-name="P12"/>
      <text:p text:style-name="P12">Na =<draw:frame draw:style-name="fr4" draw:name="Object1" text:anchor-type="as-char" svg:width="0.4783in" svg:height="0.1846in" draw:z-index="8"><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2"/>
      <text:p text:style-name="P12">Therefore, a mMol of Na<text:span text:style-name="T7">2</text:span>HPO<text:span text:style-name="T7">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7">2</text:span>PO<text:span text:style-name="T7">4</text:span>) in 150 mL of NS. How many milligrams of monobasic potassium phosphate do you need to make this infusion?</text:p>
      <text:p text:style-name="P9"><draw:frame text:anchor-type="paragraph" draw:z-index="5" draw:style-name="gr1" draw:text-style-name="P23" svg:width="-6.915in" svg:height="-0.3906in" svg:x="6.9165in" svg:y="1.3189in"><draw:text-box><text:p><text:span text:style-name="T10">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461196360" text:style-name="L3">
          <text:list-item>
            <text:p text:style-name="P19">1 mMol H</text:p>
          </text:list-item>
          <text:list-item>
            <text:p text:style-name="P19">1 mMol Ca</text:p>
          </text:list-item>
          <text:list-item>
            <text:p text:style-name="P19">1 mMol Cl</text:p>
          </text:list-item>
        </text:list>
      </text:section>
      <text:p text:style-name="P9"/>
      <text:p text:style-name="P9"><draw:frame text:anchor-type="paragraph" draw:z-index="9" draw:style-name="gr1" draw:text-style-name="P23" svg:width="-6.915in" svg:height="-0.3906in" svg:x="6.9165in" svg:y="0.548in"><draw:text-box><text:p><text:span text:style-name="T10">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380589253" text:style-name="L4">
        <text:list-item>
          <text:p text:style-name="P22">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1"><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2"><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3"/>
      <text:p text:style-name="P13">Also, a mMol of NaHCO<text:span text:style-name="T7">3</text:span> contains 1 mMol of Na and 1 mMol of Na = 1 mEq, so you can solve the problem as follows:</text:p>
      <text:p text:style-name="P13"><text:s/></text:p>
      <text:p text:style-name="P13"><draw:frame draw:style-name="fr4" draw:name="Object5" text:anchor-type="as-char" svg:width="2.5709in" svg:height="0.3937in" draw:z-index="13"><draw:object xlink:href="./Object 5" xlink:type="simple" xlink:show="embed" xlink:actuate="onLoad"/><draw:image xlink:href="./ObjectReplacements/Object 5" xlink:type="simple" xlink:show="embed" xlink:actuate="onLoad"/></draw:frame>= <text:span text:style-name="T6">50 mEq of sodium</text:span></text:p>
      <text:p text:style-name="P9"/>
      <text:list xml:id="list2106101763" text:continue-numbering="true" text:style-name="L4">
        <text:list-item>
          <text:p text:style-name="P20">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4"><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1878865809" text:continue-list="list2106101763" text:style-name="L4">
        <text:list-item text:start-value="1">
          <text:p text:style-name="P20">How many mEq of calcium are in 111 mg of Ca(OH)<text:span text:style-name="T7">2</text:span>.</text:p>
        </text:list-item>
      </text:list>
      <text:p text:style-name="P9"/>
      <text:p text:style-name="P9"/>
      <text:p text:style-name="P9"/>
      <text:p text:style-name="P9"/>
      <text:p text:style-name="P9"/>
      <text:p text:style-name="P9"/>
      <text:p text:style-name="P9"/>
      <text:list xml:id="list80298956" text:continue-numbering="true" text:style-name="L4">
        <text:list-item>
          <text:p text:style-name="P20"><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0" draw:style-name="gr1" draw:text-style-name="P23" svg:width="-6.915in" svg:height="-0.3906in" svg:x="6.9165in" svg:y="0.548in"><draw:text-box><text:p><text:span text:style-name="T10">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18:25:16</dc:date>
    <dc:creator>Sean Parsons</dc:creator>
    <meta:editing-duration>PT15H18M20S</meta:editing-duration>
    <meta:editing-cycles>13</meta:editing-cycles>
    <meta:generator>LibreOffice/3.4$Linux LibreOffice_project/340m1$Build-302</meta:generator>
    <meta:printed-by>Sean Parsons</meta:printed-by>
    <meta:print-date>2011-10-31T12:28:52</meta:print-date>
    <meta:document-statistic meta:table-count="0" meta:image-count="3" meta:object-count="8" meta:page-count="8" meta:paragraph-count="71" meta:word-count="1234" meta:character-count="6789" meta:non-whitespace-character-count="5628"/>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